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tup" table:style-name="ta1">
        <table:shapes>
          <draw:frame draw:z-index="0" draw:style-name="gr1" draw:text-style-name="P1" svg:width="159.99mm" svg:height="89.99mm" svg:x="181.63mm" svg:y="5.51mm">
            <draw:object draw:notify-on-update-of-ranges="startup.A2:startup.A11 startup.E1:startup.E1 startup.E2:startup.E11 startup.A2:startup.A11 startup.F1:startup.F1 startup.F2:startup.F11 startup.A2:startup.A11 startup.G1:startup.G1 startup.G2:startup.G11 startup.A2:startup.A11 startup.H1:startup.H1 startup.H2:startup.H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office:value-type="float" office:value="2.348" calcext:value-type="float">
            <text:p>2,34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7" calcext:value-type="float">
            <text:p>0,617</text:p>
          </table:table-cell>
          <table:table-cell office:value-type="float" office:value="2.235" calcext:value-type="float">
            <text:p>2,23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97" calcext:value-type="float">
            <text:p>0,597</text:p>
          </table:table-cell>
          <table:table-cell office:value-type="float" office:value="2.198" calcext:value-type="float">
            <text:p>2,19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2.22" calcext:value-type="float">
            <text:p>2,2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72" calcext:value-type="float">
            <text:p>0,972</text:p>
          </table:table-cell>
          <table:table-cell office:value-type="float" office:value="2.767" calcext:value-type="float">
            <text:p>2,767</text:p>
          </table:table-cell>
          <table:table-cell office:value-type="float" office:value="9.792" calcext:value-type="float">
            <text:p>9,792</text:p>
          </table:table-cell>
          <table:table-cell office:value-type="float" office:value="19.17" calcext:value-type="float">
            <text:p>19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99" calcext:value-type="float">
            <text:p>1,899</text:p>
          </table:table-cell>
          <table:table-cell office:value-type="float" office:value="5.212" calcext:value-type="float">
            <text:p>5,212</text:p>
          </table:table-cell>
          <table:table-cell office:value-type="float" office:value="17.618" calcext:value-type="float">
            <text:p>17,618</text:p>
          </table:table-cell>
          <table:table-cell office:value-type="float" office:value="67.897" calcext:value-type="float">
            <text:p>67,8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.651" calcext:value-type="float">
            <text:p>1,651</text:p>
          </table:table-cell>
          <table:table-cell office:value-type="float" office:value="3.531" calcext:value-type="float">
            <text:p>3,531</text:p>
          </table:table-cell>
          <table:table-cell office:value-type="float" office:value="11.461" calcext:value-type="float">
            <text:p>11,461</text:p>
          </table:table-cell>
          <table:table-cell office:value-type="float" office:value="42.404" calcext:value-type="float">
            <text:p>42,40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1.858" calcext:value-type="float">
            <text:p>1,858</text:p>
          </table:table-cell>
          <table:table-cell office:value-type="float" office:value="3.648" calcext:value-type="float">
            <text:p>3,648</text:p>
          </table:table-cell>
          <table:table-cell office:value-type="float" office:value="11.504" calcext:value-type="float">
            <text:p>11,504</text:p>
          </table:table-cell>
          <table:table-cell office:value-type="float" office:value="42.971" calcext:value-type="float">
            <text:p>42,9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.396" calcext:value-type="float">
            <text:p>2,396</text:p>
          </table:table-cell>
          <table:table-cell office:value-type="float" office:value="3.515" calcext:value-type="float">
            <text:p>3,515</text:p>
          </table:table-cell>
          <table:table-cell office:value-type="float" office:value="11.591" calcext:value-type="float">
            <text:p>11,591</text:p>
          </table:table-cell>
          <table:table-cell office:value-type="float" office:value="43.095" calcext:value-type="float">
            <text:p>43,09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81" calcext:value-type="float">
            <text:p>1,681</text:p>
          </table:table-cell>
          <table:table-cell office:value-type="float" office:value="3.582" calcext:value-type="float">
            <text:p>3,582</text:p>
          </table:table-cell>
          <table:table-cell office:value-type="float" office:value="11.645" calcext:value-type="float">
            <text:p>11,645</text:p>
          </table:table-cell>
          <table:table-cell office:value-type="float" office:value="43.451" calcext:value-type="float">
            <text:p>43,4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[.E2]-[.E$2]" office:value-type="float" office:value="0" calcext:value-type="float">
            <text:p>0</text:p>
          </table:table-cell>
          <table:table-cell table:formula="of:=[.F2]-[.F$2]"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]-[.E$2]" office:value-type="float" office:value="-0.023" calcext:value-type="float">
            <text:p>-0,023</text:p>
          </table:table-cell>
          <table:table-cell table:formula="of:=[.F3]-[.F$2]" office:value-type="float" office:value="-0.113" calcext:value-type="float">
            <text:p>-0,11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4]-[.E$2]" office:value-type="float" office:value="-0.043" calcext:value-type="float">
            <text:p>-0,043</text:p>
          </table:table-cell>
          <table:table-cell table:formula="of:=[.F4]-[.F$2]" office:value-type="float" office:value="-0.15" calcext:value-type="float">
            <text:p>-0,1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5]-[.E$2]" office:value-type="float" office:value="-0.04" calcext:value-type="float">
            <text:p>-0,04</text:p>
          </table:table-cell>
          <table:table-cell table:formula="of:=[.F5]-[.F$2]" office:value-type="float" office:value="-0.128" calcext:value-type="float">
            <text:p>-0,128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6]-[.E$2]" office:value-type="float" office:value="0.332" calcext:value-type="float">
            <text:p>0,332</text:p>
          </table:table-cell>
          <table:table-cell table:formula="of:=[.F6]-[.F$2]" office:value-type="float" office:value="0.419" calcext:value-type="float">
            <text:p>0,419</text:p>
          </table:table-cell>
          <table:table-cell table:formula="of:=[.G6]-[.G$6]" office:value-type="float" office:value="0" calcext:value-type="float">
            <text:p>0</text:p>
          </table:table-cell>
          <table:table-cell table:formula="of:=[.H6]-[.H$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E7]-[.E$2]" office:value-type="float" office:value="1.259" calcext:value-type="float">
            <text:p>1,259</text:p>
          </table:table-cell>
          <table:table-cell table:formula="of:=[.F7]-[.F$2]" office:value-type="float" office:value="2.864" calcext:value-type="float">
            <text:p>2,864</text:p>
          </table:table-cell>
          <table:table-cell table:formula="of:=[.G7]-[.G$6]" office:value-type="float" office:value="7.826" calcext:value-type="float">
            <text:p>7,826</text:p>
          </table:table-cell>
          <table:table-cell table:formula="of:=[.H7]-[.H$6]" office:value-type="float" office:value="48.727" calcext:value-type="float">
            <text:p>48,7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8]-[.E$2]" office:value-type="float" office:value="1.011" calcext:value-type="float">
            <text:p>1,011</text:p>
          </table:table-cell>
          <table:table-cell table:formula="of:=[.F8]-[.F$2]" office:value-type="float" office:value="1.183" calcext:value-type="float">
            <text:p>1,183</text:p>
          </table:table-cell>
          <table:table-cell table:formula="of:=[.G8]-[.G$6]" office:value-type="float" office:value="1.669" calcext:value-type="float">
            <text:p>1,669</text:p>
          </table:table-cell>
          <table:table-cell table:formula="of:=[.H8]-[.H$6]" office:value-type="float" office:value="23.234" calcext:value-type="float">
            <text:p>23,2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E9]-[.E$2]" office:value-type="float" office:value="1.218" calcext:value-type="float">
            <text:p>1,218</text:p>
          </table:table-cell>
          <table:table-cell table:formula="of:=[.F9]-[.F$2]" office:value-type="float" office:value="1.3" calcext:value-type="float">
            <text:p>1,3</text:p>
          </table:table-cell>
          <table:table-cell table:formula="of:=[.G9]-[.G$6]" office:value-type="float" office:value="1.712" calcext:value-type="float">
            <text:p>1,712</text:p>
          </table:table-cell>
          <table:table-cell table:formula="of:=[.H9]-[.H$6]" office:value-type="float" office:value="23.801" calcext:value-type="float">
            <text:p>23,8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E10]-[.E$2]" office:value-type="float" office:value="1.756" calcext:value-type="float">
            <text:p>1,756</text:p>
          </table:table-cell>
          <table:table-cell table:formula="of:=[.F10]-[.F$2]" office:value-type="float" office:value="1.167" calcext:value-type="float">
            <text:p>1,167</text:p>
          </table:table-cell>
          <table:table-cell table:formula="of:=[.G10]-[.G$6]" office:value-type="float" office:value="1.799" calcext:value-type="float">
            <text:p>1,799</text:p>
          </table:table-cell>
          <table:table-cell table:formula="of:=[.H10]-[.H$6]" office:value-type="float" office:value="23.925" calcext:value-type="float">
            <text:p>23,925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]-[.E$2]" office:value-type="float" office:value="1.041" calcext:value-type="float">
            <text:p>1,041</text:p>
          </table:table-cell>
          <table:table-cell table:formula="of:=[.F11]-[.F$2]" office:value-type="float" office:value="1.234" calcext:value-type="float">
            <text:p>1,234</text:p>
          </table:table-cell>
          <table:table-cell table:formula="of:=[.G11]-[.G$6]" office:value-type="float" office:value="1.853" calcext:value-type="float">
            <text:p>1,853</text:p>
          </table:table-cell>
          <table:table-cell table:formula="of:=[.H11]-[.H$6]" office:value-type="float" office:value="24.281" calcext:value-type="float">
            <text:p>24,28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p</text:p>
          </table:table-cell>
          <table:table-cell table:style-name="ce4" office:value-type="string" calcext:value-type="string">
            <text:p>temps</text:p>
          </table:table-cell>
          <table:table-cell table:style-name="ce7" office:value-type="string" calcext:value-type="string">
            <text:p>surcou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x1</text:p>
          </table:table-cell>
          <table:table-cell table:style-name="ce5" office:value-type="float" office:value="0.64" calcext:value-type="float">
            <text:p>0,64</text:p>
          </table:table-cell>
          <table:table-cell table:style-name="ce8" table:formula="of:=[.B27]-[.B$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x1</text:p>
          </table:table-cell>
          <table:table-cell table:style-name="ce5" office:value-type="float" office:value="0.617" calcext:value-type="float">
            <text:p>0,617</text:p>
          </table:table-cell>
          <table:table-cell table:style-name="ce8" table:formula="of:=[.B28]-[.B$27]" office:value-type="float" office:value="-0.023" calcext:value-type="float">
            <text:p>-0,02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2x2</text:p>
          </table:table-cell>
          <table:table-cell table:style-name="ce5" office:value-type="float" office:value="0.597" calcext:value-type="float">
            <text:p>0,597</text:p>
          </table:table-cell>
          <table:table-cell table:style-name="ce8" table:formula="of:=[.B29]-[.B$27]" office:value-type="float" office:value="-0.043" calcext:value-type="float">
            <text:p>-0,04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4x2</text:p>
          </table:table-cell>
          <table:table-cell table:style-name="ce5" office:value-type="float" office:value="0.6" calcext:value-type="float">
            <text:p>0,6</text:p>
          </table:table-cell>
          <table:table-cell table:style-name="ce8" table:formula="of:=[.B30]-[.B$27]" office:value-type="float" office:value="-0.04" calcext:value-type="float">
            <text:p>-0,0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4x4</text:p>
          </table:table-cell>
          <table:table-cell table:style-name="ce5" office:value-type="float" office:value="0.972" calcext:value-type="float">
            <text:p>0,972</text:p>
          </table:table-cell>
          <table:table-cell table:style-name="ce8" table:formula="of:=[.B31]-[.B$27]" office:value-type="float" office:value="0.332" calcext:value-type="float">
            <text:p>0,33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8x4</text:p>
          </table:table-cell>
          <table:table-cell table:style-name="ce5" office:value-type="float" office:value="1.899" calcext:value-type="float">
            <text:p>1,899</text:p>
          </table:table-cell>
          <table:table-cell table:style-name="ce8" table:formula="of:=[.B32]-[.B$27]" office:value-type="float" office:value="1.259" calcext:value-type="float">
            <text:p>1,25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8x8</text:p>
          </table:table-cell>
          <table:table-cell table:style-name="ce5" office:value-type="float" office:value="1.651" calcext:value-type="float">
            <text:p>1,651</text:p>
          </table:table-cell>
          <table:table-cell table:style-name="ce8" table:formula="of:=[.B33]-[.B$27]" office:value-type="float" office:value="1.011" calcext:value-type="float">
            <text:p>1,011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x96</text:p>
          </table:table-cell>
          <table:table-cell table:style-name="ce5" office:value-type="float" office:value="1.858" calcext:value-type="float">
            <text:p>1,858</text:p>
          </table:table-cell>
          <table:table-cell table:style-name="ce8" table:formula="of:=[.B34]-[.B$27]" office:value-type="float" office:value="1.218" calcext:value-type="float">
            <text:p>1,21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2x8</text:p>
          </table:table-cell>
          <table:table-cell table:style-name="ce5" office:value-type="float" office:value="2.396" calcext:value-type="float">
            <text:p>2,396</text:p>
          </table:table-cell>
          <table:table-cell table:style-name="ce8" table:formula="of:=[.B35]-[.B$27]" office:value-type="float" office:value="1.756" calcext:value-type="float">
            <text:p>1,756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96x1</text:p>
          </table:table-cell>
          <table:table-cell table:style-name="ce6" office:value-type="float" office:value="1.681" calcext:value-type="float">
            <text:p>1,681</text:p>
          </table:table-cell>
          <table:table-cell table:style-name="ce9" table:formula="of:=[.B36]-[.B$27]" office:value-type="float" office:value="1.041" calcext:value-type="float">
            <text:p>1,04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p</text:p>
          </table:table-cell>
          <table:table-cell table:style-name="ce4" office:value-type="string" calcext:value-type="string">
            <text:p>dimx</text:p>
          </table:table-cell>
          <table:table-cell table:style-name="ce4" office:value-type="string" calcext:value-type="string">
            <text:p>dimy</text:p>
          </table:table-cell>
          <table:table-cell table:style-name="ce4" office:value-type="string" calcext:value-type="string">
            <text:p>iter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arge</text:p>
          </table:table-cell>
          <table:table-cell table:style-name="ce7" office:value-type="string" calcext:value-type="string">
            <text:p>xlarge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.858" calcext:value-type="float">
            <text:p>1,858</text:p>
          </table:table-cell>
          <table:table-cell table:style-name="ce5" office:value-type="float" office:value="3.648" calcext:value-type="float">
            <text:p>3,648</text:p>
          </table:table-cell>
          <table:table-cell table:style-name="ce5" office:value-type="float" office:value="11.504" calcext:value-type="float">
            <text:p>11,504</text:p>
          </table:table-cell>
          <table:table-cell table:style-name="ce8" office:value-type="float" office:value="42.971" calcext:value-type="float">
            <text:p>42,971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.396" calcext:value-type="float">
            <text:p>2,396</text:p>
          </table:table-cell>
          <table:table-cell table:style-name="ce5" office:value-type="float" office:value="3.515" calcext:value-type="float">
            <text:p>3,515</text:p>
          </table:table-cell>
          <table:table-cell table:style-name="ce5" office:value-type="float" office:value="11.591" calcext:value-type="float">
            <text:p>11,591</text:p>
          </table:table-cell>
          <table:table-cell table:style-name="ce8" office:value-type="float" office:value="43.095" calcext:value-type="float">
            <text:p>43,095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float" office:value="96" calcext:value-type="float">
            <text:p>96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1.681" calcext:value-type="float">
            <text:p>1,681</text:p>
          </table:table-cell>
          <table:table-cell table:style-name="ce6" office:value-type="float" office:value="3.582" calcext:value-type="float">
            <text:p>3,582</text:p>
          </table:table-cell>
          <table:table-cell table:style-name="ce6" office:value-type="float" office:value="11.645" calcext:value-type="float">
            <text:p>11,645</text:p>
          </table:table-cell>
          <table:table-cell table:style-name="ce9" office:value-type="float" office:value="43.451" calcext:value-type="float">
            <text:p>43,451</text:p>
          </table:table-cell>
        </table:table-row>
      </table:table>
      <table:table table:name="compute" table:style-name="ta1">
        <table:shapes>
          <draw:frame draw:z-index="0" draw:style-name="gr1" draw:text-style-name="P1" svg:width="159.99mm" svg:height="89.99mm" svg:x="203.37mm" svg:y="0.74mm">
            <draw:object draw:notify-on-update-of-ranges="compute.A2:compute.A11 compute.E1:compute.E1 compute.E2:compute.E11 compute.A2:compute.A11 compute.F1:compute.F1 compute.F2:compute.F11 compute.A2:compute.A11 compute.G1:compute.G1 compute.G2:compute.G11 compute.A2:compute.A11 compute.H1:compute.H1 compute.H2:compute.H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203.1mm" svg:y="91.84mm">
            <draw:object draw:notify-on-update-of-ranges="compute.A14:compute.A23 compute.E13:compute.E13 compute.E14:compute.E23 compute.A14:compute.A23 compute.F13:compute.F13 compute.F14:compute.F23 compute.A14:compute.A23 compute.G13:compute.G13 compute.G14:compute.G23 compute.A14:compute.A23 compute.H13:compute.H13 compute.H14:compute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363.9mm" svg:y="0mm">
            <draw:object draw:notify-on-update-of-ranges="compute.A26:compute.A35 compute.E25:compute.E25 compute.E26:compute.E35 compute.A26:compute.A35 compute.F25:compute.F25 compute.F26:compute.F35 compute.A26:compute.A35 compute.G25:compute.G25 compute.G26:compute.G35 compute.A26:compute.A35 compute.H25:compute.H25 compute.H26:compute.H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5.256" calcext:value-type="float">
            <text:p>95,256</text:p>
          </table:table-cell>
          <table:table-cell office:value-type="float" office:value="380.965" calcext:value-type="float">
            <text:p>380,96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52.663" calcext:value-type="float">
            <text:p>52,663</text:p>
          </table:table-cell>
          <table:table-cell office:value-type="float" office:value="219.927" calcext:value-type="float">
            <text:p>219,92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31.075" calcext:value-type="float">
            <text:p>31,075</text:p>
          </table:table-cell>
          <table:table-cell office:value-type="float" office:value="120.56" calcext:value-type="float">
            <text:p>120,5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3.605" calcext:value-type="float">
            <text:p>23,605</text:p>
          </table:table-cell>
          <table:table-cell office:value-type="float" office:value="92.933" calcext:value-type="float">
            <text:p>92,93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1.328" calcext:value-type="float">
            <text:p>11,328</text:p>
          </table:table-cell>
          <table:table-cell office:value-type="float" office:value="49.761" calcext:value-type="float">
            <text:p>49,761</text:p>
          </table:table-cell>
          <table:table-cell office:value-type="float" office:value="191.495" calcext:value-type="float">
            <text:p>191,495</text:p>
          </table:table-cell>
          <table:table-cell office:value-type="float" office:value="742.725" calcext:value-type="float">
            <text:p>742,7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4.074" calcext:value-type="float">
            <text:p>14,074</text:p>
          </table:table-cell>
          <table:table-cell office:value-type="float" office:value="42.085" calcext:value-type="float">
            <text:p>42,085</text:p>
          </table:table-cell>
          <table:table-cell office:value-type="float" office:value="151.67" calcext:value-type="float">
            <text:p>151,67</text:p>
          </table:table-cell>
          <table:table-cell office:value-type="float" office:value="672.54" calcext:value-type="float">
            <text:p>672,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1.436" calcext:value-type="float">
            <text:p>11,436</text:p>
          </table:table-cell>
          <table:table-cell office:value-type="float" office:value="21.248" calcext:value-type="float">
            <text:p>21,248</text:p>
          </table:table-cell>
          <table:table-cell office:value-type="float" office:value="82.668" calcext:value-type="float">
            <text:p>82,668</text:p>
          </table:table-cell>
          <table:table-cell office:value-type="float" office:value="329.137" calcext:value-type="float">
            <text:p>329,1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2000" calcext:value-type="float">
            <text:p>2000</text:p>
          </table:table-cell>
          <table:table-cell office:value-type="float" office:value="16.011" calcext:value-type="float">
            <text:p>16,011</text:p>
          </table:table-cell>
          <table:table-cell office:value-type="float" office:value="17.733" calcext:value-type="float">
            <text:p>17,733</text:p>
          </table:table-cell>
          <table:table-cell office:value-type="float" office:value="70.895" calcext:value-type="float">
            <text:p>70,895</text:p>
          </table:table-cell>
          <table:table-cell office:value-type="float" office:value="244.352" calcext:value-type="float">
            <text:p>244,3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0.36" calcext:value-type="float">
            <text:p>10,36</text:p>
          </table:table-cell>
          <table:table-cell office:value-type="float" office:value="16.863" calcext:value-type="float">
            <text:p>16,863</text:p>
          </table:table-cell>
          <table:table-cell office:value-type="float" office:value="59.303" calcext:value-type="float">
            <text:p>59,303</text:p>
          </table:table-cell>
          <table:table-cell office:value-type="float" office:value="241.517" calcext:value-type="float">
            <text:p>241,517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.352" calcext:value-type="float">
            <text:p>22,352</text:p>
          </table:table-cell>
          <table:table-cell office:value-type="float" office:value="19.203" calcext:value-type="float">
            <text:p>19,203</text:p>
          </table:table-cell>
          <table:table-cell office:value-type="float" office:value="59.931" calcext:value-type="float">
            <text:p>59,931</text:p>
          </table:table-cell>
          <table:table-cell office:value-type="float" office:value="301.742" calcext:value-type="float">
            <text:p>301,74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[.E$2]/[.E2]" office:value-type="float" office:value="1" calcext:value-type="float">
            <text:p>1</text:p>
          </table:table-cell>
          <table:table-cell table:formula="of:=[.F$2]/[.F2]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4]" office:value-type="float" office:value="1" calcext:value-type="float">
            <text:p>1</text:p>
          </table:table-cell>
          <table:table-cell table:formula="of:=[.E$2]/[.E3]" office:value-type="float" office:value="1.80878415585895" calcext:value-type="float">
            <text:p>1,80878415585895</text:p>
          </table:table-cell>
          <table:table-cell table:formula="of:=[.F$2]/[.F3]" office:value-type="float" office:value="1.73223387760484" calcext:value-type="float">
            <text:p>1,7322338776048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$2]/[.E4]" office:value-type="float" office:value="3.06535800482703" calcext:value-type="float">
            <text:p>3,06535800482703</text:p>
          </table:table-cell>
          <table:table-cell table:formula="of:=[.F$2]/[.F4]" office:value-type="float" office:value="3.15996184472462" calcext:value-type="float">
            <text:p>3,1599618447246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$2]/[.E5]" office:value-type="float" office:value="4.03541622537598" calcext:value-type="float">
            <text:p>4,03541622537598</text:p>
          </table:table-cell>
          <table:table-cell table:formula="of:=[.F$2]/[.F5]" office:value-type="float" office:value="4.09935114544887" calcext:value-type="float">
            <text:p>4,09935114544887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17]" office:value-type="float" office:value="1" calcext:value-type="float">
            <text:p>1</text:p>
          </table:table-cell>
          <table:table-cell table:formula="of:=[.E$2]/[.E6]" office:value-type="float" office:value="8.40889830508475" calcext:value-type="float">
            <text:p>8,40889830508475</text:p>
          </table:table-cell>
          <table:table-cell table:formula="of:=[.F$2]/[.F6]" office:value-type="float" office:value="7.65589517895541" calcext:value-type="float">
            <text:p>7,65589517895541</text:p>
          </table:table-cell>
          <table:table-cell table:formula="of:=[.G$6]/[.G6]" office:value-type="float" office:value="1" calcext:value-type="float">
            <text:p>1</text:p>
          </table:table-cell>
          <table:table-cell table:formula="of:=[.H$6]/[.H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8]" office:value-type="float" office:value="1" calcext:value-type="float">
            <text:p>1</text:p>
          </table:table-cell>
          <table:table-cell table:formula="of:=[.E$2]/[.E7]" office:value-type="float" office:value="6.76822509592156" calcext:value-type="float">
            <text:p>6,76822509592156</text:p>
          </table:table-cell>
          <table:table-cell table:formula="of:=[.F$2]/[.F7]" office:value-type="float" office:value="9.05227515741951" calcext:value-type="float">
            <text:p>9,05227515741951</text:p>
          </table:table-cell>
          <table:table-cell table:formula="of:=[.G$6]/[.G7]" office:value-type="float" office:value="1.26257664666711" calcext:value-type="float">
            <text:p>1,26257664666711</text:p>
          </table:table-cell>
          <table:table-cell table:formula="of:=[.H$6]/[.H7]" office:value-type="float" office:value="1.10435810509412" calcext:value-type="float">
            <text:p>1,104358105094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19]" office:value-type="float" office:value="1" calcext:value-type="float">
            <text:p>1</text:p>
          </table:table-cell>
          <table:table-cell table:formula="of:=[.E$2]/[.E8]" office:value-type="float" office:value="8.32948583420776" calcext:value-type="float">
            <text:p>8,32948583420776</text:p>
          </table:table-cell>
          <table:table-cell table:formula="of:=[.F$2]/[.F8]" office:value-type="float" office:value="17.9294521837349" calcext:value-type="float">
            <text:p>17,9294521837349</text:p>
          </table:table-cell>
          <table:table-cell table:formula="of:=[.G$6]/[.G8]" office:value-type="float" office:value="2.31643441234819" calcext:value-type="float">
            <text:p>2,31643441234819</text:p>
          </table:table-cell>
          <table:table-cell table:formula="of:=[.H$6]/[.H8]" office:value-type="float" office:value="2.25658312496012" calcext:value-type="float">
            <text:p>2,256583124960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D20]" office:value-type="float" office:value="1" calcext:value-type="float">
            <text:p>1</text:p>
          </table:table-cell>
          <table:table-cell table:formula="of:=[.E$2]/[.E9]" office:value-type="float" office:value="5.94940978077572" calcext:value-type="float">
            <text:p>5,94940978077572</text:p>
          </table:table-cell>
          <table:table-cell table:formula="of:=[.F$2]/[.F9]" office:value-type="float" office:value="21.4833925449726" calcext:value-type="float">
            <text:p>21,4833925449726</text:p>
          </table:table-cell>
          <table:table-cell table:formula="of:=[.G$6]/[.G9]" office:value-type="float" office:value="2.70110727131674" calcext:value-type="float">
            <text:p>2,70110727131674</text:p>
          </table:table-cell>
          <table:table-cell table:formula="of:=[.H$6]/[.H9]" office:value-type="float" office:value="3.03956996464117" calcext:value-type="float">
            <text:p>3,0395699646411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21]" office:value-type="float" office:value="1" calcext:value-type="float">
            <text:p>1</text:p>
          </table:table-cell>
          <table:table-cell table:formula="of:=[.E$2]/[.E10]" office:value-type="float" office:value="9.19459459459459" calcext:value-type="float">
            <text:p>9,19459459459459</text:p>
          </table:table-cell>
          <table:table-cell table:formula="of:=[.F$2]/[.F10]" office:value-type="float" office:value="22.591768961632" calcext:value-type="float">
            <text:p>22,591768961632</text:p>
          </table:table-cell>
          <table:table-cell table:formula="of:=[.G$6]/[.G10]" office:value-type="float" office:value="3.22909464951183" calcext:value-type="float">
            <text:p>3,22909464951183</text:p>
          </table:table-cell>
          <table:table-cell table:formula="of:=[.H$6]/[.H10]" office:value-type="float" office:value="3.0752493613286" calcext:value-type="float">
            <text:p>3,0752493613286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D22]" office:value-type="float" office:value="1" calcext:value-type="float">
            <text:p>1</text:p>
          </table:table-cell>
          <table:table-cell table:formula="of:=[.E$2]/[.E11]" office:value-type="float" office:value="4.26163206871868" calcext:value-type="float">
            <text:p>4,26163206871868</text:p>
          </table:table-cell>
          <table:table-cell table:formula="of:=[.F$2]/[.F11]" office:value-type="float" office:value="19.8388272665729" calcext:value-type="float">
            <text:p>19,8388272665729</text:p>
          </table:table-cell>
          <table:table-cell table:formula="of:=[.G$6]/[.G11]" office:value-type="float" office:value="3.19525787989521" calcext:value-type="float">
            <text:p>3,19525787989521</text:p>
          </table:table-cell>
          <table:table-cell table:formula="of:=[.H$6]/[.H11]" office:value-type="float" office:value="2.46145713888024" calcext:value-type="float">
            <text:p>2,4614571388802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dimx</text:p>
          </table:table-cell>
          <table:table-cell office:value-type="string" calcext:value-type="string">
            <text:p>dimy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xlarge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formula="of:=[.E14]/[.$A26]" office:value-type="float" office:value="1" calcext:value-type="float">
            <text:p>1</text:p>
          </table:table-cell>
          <table:table-cell table:formula="of:=[.F14]/[.$A26]" office:value-type="float" office:value="1" calcext:value-type="float">
            <text:p>1</text:p>
          </table:table-cell>
          <table:table-cell table:formula="of:=[.G14]" office:value-type="string" office:string-value=" " calcext:value-type="string">
            <text:p><text:s/></text:p>
          </table:table-cell>
          <table:table-cell table:formula="of:=[.H14]" office:value-type="string" office:string-value=" " calcext:value-type="string">
            <text:p><text:s/>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26]" office:value-type="float" office:value="1" calcext:value-type="float">
            <text:p>1</text:p>
          </table:table-cell>
          <table:table-cell table:formula="of:=[.E15]/[.$A27]" office:value-type="float" office:value="0.904392077929476" calcext:value-type="float">
            <text:p>0,904392077929476</text:p>
          </table:table-cell>
          <table:table-cell table:formula="of:=[.F15]/[.$A27]" office:value-type="float" office:value="0.866116938802421" calcext:value-type="float">
            <text:p>0,866116938802421</text:p>
          </table:table-cell>
          <table:table-cell table:formula="of:=[.G15]" office:value-type="string" office:string-value=" " calcext:value-type="string">
            <text:p><text:s/></text:p>
          </table:table-cell>
          <table:table-cell table:formula="of:=[.H15]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27]" office:value-type="float" office:value="1" calcext:value-type="float">
            <text:p>1</text:p>
          </table:table-cell>
          <table:table-cell table:formula="of:=[.E16]/[.$A28]" office:value-type="float" office:value="0.766339501206758" calcext:value-type="float">
            <text:p>0,766339501206758</text:p>
          </table:table-cell>
          <table:table-cell table:formula="of:=[.F16]/[.$A28]" office:value-type="float" office:value="0.789990461181155" calcext:value-type="float">
            <text:p>0,789990461181155</text:p>
          </table:table-cell>
          <table:table-cell table:formula="of:=[.G16]" office:value-type="string" office:string-value=" " calcext:value-type="string">
            <text:p><text:s/></text:p>
          </table:table-cell>
          <table:table-cell table:formula="of:=[.H16]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28]" office:value-type="float" office:value="1" calcext:value-type="float">
            <text:p>1</text:p>
          </table:table-cell>
          <table:table-cell table:formula="of:=[.E17]/[.$A29]" office:value-type="float" office:value="0.504427028171997" calcext:value-type="float">
            <text:p>0,504427028171997</text:p>
          </table:table-cell>
          <table:table-cell table:formula="of:=[.F17]/[.$A29]" office:value-type="float" office:value="0.512418893181109" calcext:value-type="float">
            <text:p>0,512418893181109</text:p>
          </table:table-cell>
          <table:table-cell table:formula="of:=[.G17]" office:value-type="string" office:string-value=" " calcext:value-type="string">
            <text:p><text:s/></text:p>
          </table:table-cell>
          <table:table-cell table:formula="of:=[.H17]" office:value-type="string" office:string-value=" " calcext:value-type="string">
            <text:p><text:s/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18]/[.$A30]" office:value-type="float" office:value="0.525556144067797" calcext:value-type="float">
            <text:p>0,525556144067797</text:p>
          </table:table-cell>
          <table:table-cell table:formula="of:=[.F18]/[.$A30]" office:value-type="float" office:value="0.478493448684713" calcext:value-type="float">
            <text:p>0,478493448684713</text:p>
          </table:table-cell>
          <table:table-cell table:formula="of:=[.G18]/[.$A30]*[.$A$30]" office:value-type="float" office:value="1" calcext:value-type="float">
            <text:p>1</text:p>
          </table:table-cell>
          <table:table-cell table:formula="of:=[.H18]/[.$A30]*[.$A$3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0]" office:value-type="float" office:value="1" calcext:value-type="float">
            <text:p>1</text:p>
          </table:table-cell>
          <table:table-cell table:formula="of:=[.E19]/[.$A31]" office:value-type="float" office:value="0.211507034247549" calcext:value-type="float">
            <text:p>0,211507034247549</text:p>
          </table:table-cell>
          <table:table-cell table:formula="of:=[.F19]/[.$A31]" office:value-type="float" office:value="0.28288359866936" calcext:value-type="float">
            <text:p>0,28288359866936</text:p>
          </table:table-cell>
          <table:table-cell table:formula="of:=[.G19]/[.$A31]*[.$A$30]" office:value-type="float" office:value="0.631288323333553" calcext:value-type="float">
            <text:p>0,631288323333553</text:p>
          </table:table-cell>
          <table:table-cell table:formula="of:=[.H19]/[.$A31]*[.$A$30]" office:value-type="float" office:value="0.55217905254706" calcext:value-type="float">
            <text:p>0,552179052547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D31]" office:value-type="float" office:value="1" calcext:value-type="float">
            <text:p>1</text:p>
          </table:table-cell>
          <table:table-cell table:formula="of:=[.E20]/[.$A32]" office:value-type="float" office:value="0.130148216159496" calcext:value-type="float">
            <text:p>0,130148216159496</text:p>
          </table:table-cell>
          <table:table-cell table:formula="of:=[.F20]/[.$A32]" office:value-type="float" office:value="0.280147690370858" calcext:value-type="float">
            <text:p>0,280147690370858</text:p>
          </table:table-cell>
          <table:table-cell table:formula="of:=[.G20]/[.$A32]*[.$A$30]" office:value-type="float" office:value="0.579108603087047" calcext:value-type="float">
            <text:p>0,579108603087047</text:p>
          </table:table-cell>
          <table:table-cell table:formula="of:=[.H20]/[.$A32]*[.$A$30]" office:value-type="float" office:value="0.564145781240031" calcext:value-type="float">
            <text:p>0,56414578124003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D32]" office:value-type="float" office:value="1" calcext:value-type="float">
            <text:p>1</text:p>
          </table:table-cell>
          <table:table-cell table:formula="of:=[.E21]/[.$A33]" office:value-type="float" office:value="0.0619730185497471" calcext:value-type="float">
            <text:p>0,061973018549747</text:p>
          </table:table-cell>
          <table:table-cell table:formula="of:=[.F21]/[.$A33]" office:value-type="float" office:value="0.223785339010132" calcext:value-type="float">
            <text:p>0,223785339010132</text:p>
          </table:table-cell>
          <table:table-cell table:formula="of:=[.G21]/[.$A33]*[.$A$30]" office:value-type="float" office:value="0.450184545219456" calcext:value-type="float">
            <text:p>0,450184545219456</text:p>
          </table:table-cell>
          <table:table-cell table:formula="of:=[.H21]/[.$A33]*[.$A$30]" office:value-type="float" office:value="0.506594994106862" calcext:value-type="float">
            <text:p>0,5065949941068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33]" office:value-type="float" office:value="1" calcext:value-type="float">
            <text:p>1</text:p>
          </table:table-cell>
          <table:table-cell table:formula="of:=[.E22]/[.$A34]" office:value-type="float" office:value="0.095777027027027" calcext:value-type="float">
            <text:p>0,095777027027027</text:p>
          </table:table-cell>
          <table:table-cell table:formula="of:=[.F22]/[.$A34]" office:value-type="float" office:value="0.235330926683666" calcext:value-type="float">
            <text:p>0,235330926683666</text:p>
          </table:table-cell>
          <table:table-cell table:formula="of:=[.G22]/[.$A34]*[.$A$30]" office:value-type="float" office:value="0.538182441585305" calcext:value-type="float">
            <text:p>0,538182441585305</text:p>
          </table:table-cell>
          <table:table-cell table:formula="of:=[.H22]/[.$A34]*[.$A$30]" office:value-type="float" office:value="0.512541560221434" calcext:value-type="float">
            <text:p>0,512541560221434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23]/[.$A35]" office:value-type="float" office:value="0.0443920007158196" calcext:value-type="float">
            <text:p>0,04439200071582</text:p>
          </table:table-cell>
          <table:table-cell table:formula="of:=[.F23]/[.$A35]" office:value-type="float" office:value="0.206654450693468" calcext:value-type="float">
            <text:p>0,206654450693468</text:p>
          </table:table-cell>
          <table:table-cell table:formula="of:=[.G23]/[.$A35]*[.$A$30]" office:value-type="float" office:value="0.532542979982536" calcext:value-type="float">
            <text:p>0,532542979982536</text:p>
          </table:table-cell>
          <table:table-cell table:formula="of:=[.H23]/[.$A35]*[.$A$30]" office:value-type="float" office:value="0.410242856480039" calcext:value-type="float">
            <text:p>0,41024285648003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np</text:p>
          </table:table-cell>
          <table:table-cell table:style-name="ce4" office:value-type="string" calcext:value-type="string">
            <text:p>dimx</text:p>
          </table:table-cell>
          <table:table-cell table:style-name="ce4" office:value-type="string" calcext:value-type="string">
            <text:p>dimy</text:p>
          </table:table-cell>
          <table:table-cell table:style-name="ce4" office:value-type="string" calcext:value-type="string">
            <text:p>iter</text:p>
          </table:table-cell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arge</text:p>
          </table:table-cell>
          <table:table-cell table:style-name="ce7" office:value-type="string" calcext:value-type="string">
            <text:p>xlarge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6.011" calcext:value-type="float">
            <text:p>16,011</text:p>
          </table:table-cell>
          <table:table-cell table:style-name="ce5" office:value-type="float" office:value="17.733" calcext:value-type="float">
            <text:p>17,733</text:p>
          </table:table-cell>
          <table:table-cell table:style-name="ce5" office:value-type="float" office:value="70.895" calcext:value-type="float">
            <text:p>70,895</text:p>
          </table:table-cell>
          <table:table-cell table:style-name="ce8" office:value-type="float" office:value="244.352" calcext:value-type="float">
            <text:p>244,352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0.36" calcext:value-type="float">
            <text:p>10,36</text:p>
          </table:table-cell>
          <table:table-cell table:style-name="ce5" office:value-type="float" office:value="16.863" calcext:value-type="float">
            <text:p>16,863</text:p>
          </table:table-cell>
          <table:table-cell table:style-name="ce5" office:value-type="float" office:value="59.303" calcext:value-type="float">
            <text:p>59,303</text:p>
          </table:table-cell>
          <table:table-cell table:style-name="ce8" office:value-type="float" office:value="241.517" calcext:value-type="float">
            <text:p>241,517</text:p>
          </table:table-cell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22.352" calcext:value-type="float">
            <text:p>22,352</text:p>
          </table:table-cell>
          <table:table-cell table:style-name="ce6" office:value-type="float" office:value="19.203" calcext:value-type="float">
            <text:p>19,203</text:p>
          </table:table-cell>
          <table:table-cell table:style-name="ce6" office:value-type="float" office:value="59.931" calcext:value-type="float">
            <text:p>59,931</text:p>
          </table:table-cell>
          <table:table-cell table:style-name="ce9" office:value-type="float" office:value="301.742" calcext:value-type="float">
            <text:p>301,7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19:23:58.252776143</meta:creation-date>
    <dc:date>2018-12-04T20:25:38.082821974</dc:date>
    <meta:editing-duration>PT9M1S</meta:editing-duration>
    <meta:editing-cycles>2</meta:editing-cycles>
    <meta:generator>LibreOffice/6.0.6.1$Linux_X86_64 LibreOffice_project/00$Build-1</meta:generator>
    <meta:document-statistic meta:table-count="2" meta:cell-count="53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666666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45cm" svg:y="0.316cm" chart:style-name="ch2">
          <text:p>Acceleration selon le nombre de processeurs</text:p>
        </chart:title>
        <chart:legend chart:legend-position="end" svg:x="13.439cm" svg:y="3.454cm" style:legend-expansion="high" chart:style-name="ch3"/>
        <chart:plot-area chart:style-name="ch4" table:cell-range-address="compute.A14:compute.A23 compute.E13:compute.H23" chart:data-source-has-labels="row" svg:x="1.331cm" svg:y="1.275cm" svg:width="11.788cm" svg:height="6.564cm">
          <chartooo:coordinate-region svg:x="1.952cm" svg:y="1.474cm" svg:width="10.887cm" svg:height="5.718cm"/>
          <chart:axis chart:dimension="x" chart:name="primary-x" chart:style-name="ch5">
            <chart:title svg:x="5.461cm" svg:y="8.019cm" chart:style-name="ch6">
              <text:p>nombre de processeurs</text:p>
            </chart:title>
            <chart:grid chart:class="major"/>
            <chart:grid chart:style-name="ch7" chart:class="minor"/>
          </chart:axis>
          <chart:axis chart:dimension="y" chart:name="primary-y" chart:style-name="ch8">
            <chart:title svg:x="0.451cm" svg:y="5.501cm" chart:style-name="ch9">
              <text:p>acceleration</text:p>
            </chart:title>
            <chart:grid chart:style-name="ch7" chart:class="major"/>
          </chart:axis>
          <chart:series chart:style-name="ch10" chart:values-cell-range-address="compute.E14:compute.E23" chart:label-cell-address="compute.E13:compute.E13" chart:class="chart:scatter">
            <chart:domain table:cell-range-address="compute.A14:compute.A23"/>
            <chart:data-point chart:repeated="10"/>
          </chart:series>
          <chart:series chart:style-name="ch11" chart:values-cell-range-address="compute.F14:compute.F23" chart:label-cell-address="compute.F13:compute.F13" chart:class="chart:scatter">
            <chart:data-point chart:repeated="10"/>
          </chart:series>
          <chart:series chart:style-name="ch12" chart:values-cell-range-address="compute.G14:compute.G23" chart:label-cell-address="compute.G13:compute.G13" chart:class="chart:scatter">
            <chart:data-point chart:repeated="10"/>
          </chart:series>
          <chart:series chart:style-name="ch13" chart:values-cell-range-address="compute.H14:compute.H23" chart:label-cell-address="compute.H13:compute.H13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mall</text:p>
                <draw:g>
                  <svg:desc>compute.E13:compute.E13</svg:desc>
                </draw:g>
              </table:table-cell>
              <table:table-cell office:value-type="string">
                <text:p>medium</text:p>
                <draw:g>
                  <svg:desc>compute.F13:compute.F13</svg:desc>
                </draw:g>
              </table:table-cell>
              <table:table-cell office:value-type="string">
                <text:p>large</text:p>
                <draw:g>
                  <svg:desc>compute.G13:compute.G13</svg:desc>
                </draw:g>
              </table:table-cell>
              <table:table-cell office:value-type="string">
                <text:p>xlarge</text:p>
                <draw:g>
                  <svg:desc>compute.H13:compute.H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mpute.A14:compute.A23</svg:desc>
                </draw:g>
              </table:table-cell>
              <table:table-cell office:value-type="float" office:value="1">
                <text:p>1</text:p>
                <draw:g>
                  <svg:desc>compute.E14:compute.E23</svg:desc>
                </draw:g>
              </table:table-cell>
              <table:table-cell office:value-type="float" office:value="1">
                <text:p>1</text:p>
                <draw:g>
                  <svg:desc>compute.F14:compute.F23</svg:desc>
                </draw:g>
              </table:table-cell>
              <table:table-cell office:value-type="float" office:value="NaN">
                <text:p>NaN</text:p>
                <draw:g>
                  <svg:desc>compute.G14:compute.G23</svg:desc>
                </draw:g>
              </table:table-cell>
              <table:table-cell office:value-type="float" office:value="NaN">
                <text:p>NaN</text:p>
                <draw:g>
                  <svg:desc>compute.H14:compute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0878415585895">
                <text:p>1.80878415585895</text:p>
              </table:table-cell>
              <table:table-cell office:value-type="float" office:value="1.73223387760484">
                <text:p>1.73223387760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06535800482703">
                <text:p>3.06535800482703</text:p>
              </table:table-cell>
              <table:table-cell office:value-type="float" office:value="3.15996184472462">
                <text:p>3.15996184472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03541622537598">
                <text:p>4.03541622537598</text:p>
              </table:table-cell>
              <table:table-cell office:value-type="float" office:value="4.09935114544887">
                <text:p>4.09935114544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.40889830508475">
                <text:p>8.40889830508475</text:p>
              </table:table-cell>
              <table:table-cell office:value-type="float" office:value="7.65589517895541">
                <text:p>7.655895178955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.76822509592156">
                <text:p>6.76822509592156</text:p>
              </table:table-cell>
              <table:table-cell office:value-type="float" office:value="9.05227515741951">
                <text:p>9.05227515741951</text:p>
              </table:table-cell>
              <table:table-cell office:value-type="float" office:value="1.26257664666711">
                <text:p>1.26257664666711</text:p>
              </table:table-cell>
              <table:table-cell office:value-type="float" office:value="1.10435810509412">
                <text:p>1.10435810509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8.32948583420776">
                <text:p>8.32948583420776</text:p>
              </table:table-cell>
              <table:table-cell office:value-type="float" office:value="17.9294521837349">
                <text:p>17.9294521837349</text:p>
              </table:table-cell>
              <table:table-cell office:value-type="float" office:value="2.31643441234819">
                <text:p>2.31643441234819</text:p>
              </table:table-cell>
              <table:table-cell office:value-type="float" office:value="2.25658312496012">
                <text:p>2.256583124960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5.94940978077572">
                <text:p>5.94940978077572</text:p>
              </table:table-cell>
              <table:table-cell office:value-type="float" office:value="21.4833925449726">
                <text:p>21.4833925449726</text:p>
              </table:table-cell>
              <table:table-cell office:value-type="float" office:value="2.70110727131674">
                <text:p>2.70110727131674</text:p>
              </table:table-cell>
              <table:table-cell office:value-type="float" office:value="3.03956996464117">
                <text:p>3.039569964641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9.19459459459459">
                <text:p>9.19459459459459</text:p>
              </table:table-cell>
              <table:table-cell office:value-type="float" office:value="22.591768961632">
                <text:p>22.591768961632</text:p>
              </table:table-cell>
              <table:table-cell office:value-type="float" office:value="3.22909464951183">
                <text:p>3.22909464951183</text:p>
              </table:table-cell>
              <table:table-cell office:value-type="float" office:value="3.0752493613286">
                <text:p>3.0752493613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4.26163206871868">
                <text:p>4.26163206871868</text:p>
              </table:table-cell>
              <table:table-cell office:value-type="float" office:value="19.8388272665729">
                <text:p>19.8388272665729</text:p>
              </table:table-cell>
              <table:table-cell office:value-type="float" office:value="3.19525787989521">
                <text:p>3.19525787989521</text:p>
              </table:table-cell>
              <table:table-cell office:value-type="float" office:value="2.46145713888024">
                <text:p>2.46145713888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666666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chart:auto-position="true"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95cm" svg:y="0.316cm" chart:style-name="ch2">
          <text:p>Temps ecoule pour chaque taille d'image</text:p>
        </chart:title>
        <chart:subtitle svg:x="6.673cm" svg:y="1.275cm" chart:style-name="ch3">
          <text:p>2000 iterations</text:p>
        </chart:subtitle>
        <chart:legend chart:legend-position="end" svg:x="13.439cm" svg:y="3.454cm" style:legend-expansion="high" chart:style-name="ch4"/>
        <chart:plot-area chart:style-name="ch5" table:cell-range-address="compute.A2:compute.A11 compute.E1:compute.H11" chart:data-source-has-labels="row" svg:x="1.331cm" svg:y="2.138cm" svg:width="11.788cm" svg:height="5.701cm">
          <chartooo:coordinate-region svg:x="2.138cm" svg:y="2.337cm" svg:width="10.701cm" svg:height="4.855cm"/>
          <chart:axis chart:dimension="x" chart:name="primary-x" chart:style-name="ch6">
            <chart:title svg:x="5.461cm" svg:y="8.019cm" chart:style-name="ch7">
              <text:p>nombre de processeurs</text:p>
            </chart:title>
            <chart:grid chart:class="major"/>
            <chart:grid chart:style-name="ch8" chart:class="minor"/>
          </chart:axis>
          <chart:axis chart:dimension="x" chart:name="secondary-x" chart:style-name="ch9"/>
          <chart:axis chart:dimension="y" chart:name="primary-y" chart:style-name="ch10">
            <chart:title svg:x="0.451cm" svg:y="6.236cm" chart:style-name="ch11">
              <text:p>temps ecoule (s)</text:p>
            </chart:title>
            <chart:grid chart:style-name="ch8" chart:class="major"/>
          </chart:axis>
          <chart:series chart:style-name="ch12" chart:values-cell-range-address="compute.E2:compute.E11" chart:label-cell-address="compute.E1:compute.E1" chart:class="chart:scatter">
            <chart:domain table:cell-range-address="compute.A2:compute.A11"/>
            <chart:data-point chart:repeated="10"/>
          </chart:series>
          <chart:series chart:style-name="ch13" chart:values-cell-range-address="compute.F2:compute.F11" chart:label-cell-address="compute.F1:compute.F1" chart:class="chart:scatter">
            <chart:data-point chart:repeated="10"/>
          </chart:series>
          <chart:series chart:style-name="ch14" chart:values-cell-range-address="compute.G2:compute.G11" chart:label-cell-address="compute.G1:compute.G1" chart:class="chart:scatter">
            <chart:data-point chart:repeated="10"/>
          </chart:series>
          <chart:series chart:style-name="ch15" chart:values-cell-range-address="compute.H2:compute.H11" chart:label-cell-address="compute.H1:compute.H1" chart:class="chart:scatte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mall</text:p>
                <draw:g>
                  <svg:desc>compute.E1:compute.E1</svg:desc>
                </draw:g>
              </table:table-cell>
              <table:table-cell office:value-type="string">
                <text:p>medium</text:p>
                <draw:g>
                  <svg:desc>compute.F1:compute.F1</svg:desc>
                </draw:g>
              </table:table-cell>
              <table:table-cell office:value-type="string">
                <text:p>large</text:p>
                <draw:g>
                  <svg:desc>compute.G1:compute.G1</svg:desc>
                </draw:g>
              </table:table-cell>
              <table:table-cell office:value-type="string">
                <text:p>xlarge</text:p>
                <draw:g>
                  <svg:desc>compute.H1:comput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mpute.A2:compute.A11</svg:desc>
                </draw:g>
              </table:table-cell>
              <table:table-cell office:value-type="float" office:value="95.256">
                <text:p>95.256</text:p>
                <draw:g>
                  <svg:desc>compute.E2:compute.E11</svg:desc>
                </draw:g>
              </table:table-cell>
              <table:table-cell office:value-type="float" office:value="380.965">
                <text:p>380.965</text:p>
                <draw:g>
                  <svg:desc>compute.F2:compute.F11</svg:desc>
                </draw:g>
              </table:table-cell>
              <table:table-cell office:value-type="float" office:value="NaN">
                <text:p>NaN</text:p>
                <draw:g>
                  <svg:desc>compute.G2:compute.G11</svg:desc>
                </draw:g>
              </table:table-cell>
              <table:table-cell office:value-type="float" office:value="NaN">
                <text:p>NaN</text:p>
                <draw:g>
                  <svg:desc>compute.H2:compute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2.663">
                <text:p>52.663</text:p>
              </table:table-cell>
              <table:table-cell office:value-type="float" office:value="219.927">
                <text:p>219.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1.075">
                <text:p>31.075</text:p>
              </table:table-cell>
              <table:table-cell office:value-type="float" office:value="120.56">
                <text:p>12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3.605">
                <text:p>23.605</text:p>
              </table:table-cell>
              <table:table-cell office:value-type="float" office:value="92.933">
                <text:p>92.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1.328">
                <text:p>11.328</text:p>
              </table:table-cell>
              <table:table-cell office:value-type="float" office:value="49.761">
                <text:p>49.761</text:p>
              </table:table-cell>
              <table:table-cell office:value-type="float" office:value="191.495">
                <text:p>191.495</text:p>
              </table:table-cell>
              <table:table-cell office:value-type="float" office:value="742.725">
                <text:p>742.7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4.074">
                <text:p>14.074</text:p>
              </table:table-cell>
              <table:table-cell office:value-type="float" office:value="42.085">
                <text:p>42.085</text:p>
              </table:table-cell>
              <table:table-cell office:value-type="float" office:value="151.67">
                <text:p>151.67</text:p>
              </table:table-cell>
              <table:table-cell office:value-type="float" office:value="672.54">
                <text:p>672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1.436">
                <text:p>11.436</text:p>
              </table:table-cell>
              <table:table-cell office:value-type="float" office:value="21.248">
                <text:p>21.248</text:p>
              </table:table-cell>
              <table:table-cell office:value-type="float" office:value="82.668">
                <text:p>82.668</text:p>
              </table:table-cell>
              <table:table-cell office:value-type="float" office:value="329.137">
                <text:p>329.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16.011">
                <text:p>16.011</text:p>
              </table:table-cell>
              <table:table-cell office:value-type="float" office:value="17.733">
                <text:p>17.733</text:p>
              </table:table-cell>
              <table:table-cell office:value-type="float" office:value="70.895">
                <text:p>70.895</text:p>
              </table:table-cell>
              <table:table-cell office:value-type="float" office:value="244.352">
                <text:p>244.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10.36">
                <text:p>10.36</text:p>
              </table:table-cell>
              <table:table-cell office:value-type="float" office:value="16.863">
                <text:p>16.863</text:p>
              </table:table-cell>
              <table:table-cell office:value-type="float" office:value="59.303">
                <text:p>59.303</text:p>
              </table:table-cell>
              <table:table-cell office:value-type="float" office:value="241.517">
                <text:p>241.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22.352">
                <text:p>22.352</text:p>
              </table:table-cell>
              <table:table-cell office:value-type="float" office:value="19.203">
                <text:p>19.203</text:p>
              </table:table-cell>
              <table:table-cell office:value-type="float" office:value="59.931">
                <text:p>59.931</text:p>
              </table:table-cell>
              <table:table-cell office:value-type="float" office:value="301.742">
                <text:p>301.7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666666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5cm" svg:y="0.316cm" chart:style-name="ch2">
          <text:p>Efficacite selon le nombre de processeurs</text:p>
        </chart:title>
        <chart:legend chart:legend-position="end" svg:x="13.439cm" svg:y="3.454cm" style:legend-expansion="high" chart:style-name="ch3"/>
        <chart:plot-area chart:style-name="ch4" table:cell-range-address="compute.A26:compute.A35 compute.E25:compute.H35" chart:data-source-has-labels="row" svg:x="1.331cm" svg:y="1.275cm" svg:width="11.788cm" svg:height="6.564cm">
          <chartooo:coordinate-region svg:x="2.058cm" svg:y="1.475cm" svg:width="10.781cm" svg:height="5.717cm"/>
          <chart:axis chart:dimension="x" chart:name="primary-x" chart:style-name="ch5">
            <chart:title svg:x="5.461cm" svg:y="8.019cm" chart:style-name="ch6">
              <text:p>nombre de processeurs</text:p>
            </chart:title>
            <chart:grid chart:class="major"/>
            <chart:grid chart:style-name="ch7" chart:class="minor"/>
          </chart:axis>
          <chart:axis chart:dimension="y" chart:name="primary-y" chart:style-name="ch8">
            <chart:title svg:x="0.451cm" svg:y="5.249cm" chart:style-name="ch9">
              <text:p>efficacite</text:p>
            </chart:title>
            <chart:grid chart:style-name="ch7" chart:class="major"/>
          </chart:axis>
          <chart:series chart:style-name="ch10" chart:values-cell-range-address="compute.E26:compute.E35" chart:label-cell-address="compute.E25:compute.E25" chart:class="chart:scatter">
            <chart:domain table:cell-range-address="compute.A26:compute.A35"/>
            <chart:data-point chart:repeated="10"/>
          </chart:series>
          <chart:series chart:style-name="ch11" chart:values-cell-range-address="compute.F26:compute.F35" chart:label-cell-address="compute.F25:compute.F25" chart:class="chart:scatter">
            <chart:data-point chart:repeated="10"/>
          </chart:series>
          <chart:series chart:style-name="ch12" chart:values-cell-range-address="compute.G26:compute.G35" chart:label-cell-address="compute.G25:compute.G25" chart:class="chart:scatter">
            <chart:data-point chart:repeated="10"/>
          </chart:series>
          <chart:series chart:style-name="ch13" chart:values-cell-range-address="compute.H26:compute.H35" chart:label-cell-address="compute.H25:compute.H25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mall</text:p>
                <draw:g>
                  <svg:desc>compute.E25:compute.E25</svg:desc>
                </draw:g>
              </table:table-cell>
              <table:table-cell office:value-type="string">
                <text:p>medium</text:p>
                <draw:g>
                  <svg:desc>compute.F25:compute.F25</svg:desc>
                </draw:g>
              </table:table-cell>
              <table:table-cell office:value-type="string">
                <text:p>large</text:p>
                <draw:g>
                  <svg:desc>compute.G25:compute.G25</svg:desc>
                </draw:g>
              </table:table-cell>
              <table:table-cell office:value-type="string">
                <text:p>xlarge</text:p>
                <draw:g>
                  <svg:desc>compute.H25:compute.H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ompute.A26:compute.A35</svg:desc>
                </draw:g>
              </table:table-cell>
              <table:table-cell office:value-type="float" office:value="1">
                <text:p>1</text:p>
                <draw:g>
                  <svg:desc>compute.E26:compute.E35</svg:desc>
                </draw:g>
              </table:table-cell>
              <table:table-cell office:value-type="float" office:value="1">
                <text:p>1</text:p>
                <draw:g>
                  <svg:desc>compute.F26:compute.F35</svg:desc>
                </draw:g>
              </table:table-cell>
              <table:table-cell office:value-type="float" office:value="NaN">
                <text:p>NaN</text:p>
                <draw:g>
                  <svg:desc>compute.G26:compute.G35</svg:desc>
                </draw:g>
              </table:table-cell>
              <table:table-cell office:value-type="float" office:value="NaN">
                <text:p>NaN</text:p>
                <draw:g>
                  <svg:desc>compute.H26:compute.H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04392077929476">
                <text:p>0.904392077929476</text:p>
              </table:table-cell>
              <table:table-cell office:value-type="float" office:value="0.866116938802421">
                <text:p>0.866116938802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66339501206758">
                <text:p>0.766339501206758</text:p>
              </table:table-cell>
              <table:table-cell office:value-type="float" office:value="0.789990461181155">
                <text:p>0.789990461181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04427028171997">
                <text:p>0.504427028171997</text:p>
              </table:table-cell>
              <table:table-cell office:value-type="float" office:value="0.512418893181109">
                <text:p>0.512418893181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525556144067797">
                <text:p>0.525556144067797</text:p>
              </table:table-cell>
              <table:table-cell office:value-type="float" office:value="0.478493448684713">
                <text:p>0.4784934486847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211507034247549">
                <text:p>0.211507034247549</text:p>
              </table:table-cell>
              <table:table-cell office:value-type="float" office:value="0.28288359866936">
                <text:p>0.28288359866936</text:p>
              </table:table-cell>
              <table:table-cell office:value-type="float" office:value="0.631288323333553">
                <text:p>0.631288323333553</text:p>
              </table:table-cell>
              <table:table-cell office:value-type="float" office:value="0.55217905254706">
                <text:p>0.55217905254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130148216159496">
                <text:p>0.130148216159496</text:p>
              </table:table-cell>
              <table:table-cell office:value-type="float" office:value="0.280147690370858">
                <text:p>0.280147690370858</text:p>
              </table:table-cell>
              <table:table-cell office:value-type="float" office:value="0.579108603087047">
                <text:p>0.579108603087047</text:p>
              </table:table-cell>
              <table:table-cell office:value-type="float" office:value="0.564145781240031">
                <text:p>0.564145781240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0.0619730185497471">
                <text:p>0.0619730185497471</text:p>
              </table:table-cell>
              <table:table-cell office:value-type="float" office:value="0.223785339010132">
                <text:p>0.223785339010132</text:p>
              </table:table-cell>
              <table:table-cell office:value-type="float" office:value="0.450184545219456">
                <text:p>0.450184545219456</text:p>
              </table:table-cell>
              <table:table-cell office:value-type="float" office:value="0.506594994106862">
                <text:p>0.506594994106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0.095777027027027">
                <text:p>0.095777027027027</text:p>
              </table:table-cell>
              <table:table-cell office:value-type="float" office:value="0.235330926683666">
                <text:p>0.235330926683666</text:p>
              </table:table-cell>
              <table:table-cell office:value-type="float" office:value="0.538182441585305">
                <text:p>0.538182441585305</text:p>
              </table:table-cell>
              <table:table-cell office:value-type="float" office:value="0.512541560221434">
                <text:p>0.512541560221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0.0443920007158196">
                <text:p>0.0443920007158196</text:p>
              </table:table-cell>
              <table:table-cell office:value-type="float" office:value="0.206654450693468">
                <text:p>0.206654450693468</text:p>
              </table:table-cell>
              <table:table-cell office:value-type="float" office:value="0.532542979982536">
                <text:p>0.532542979982536</text:p>
              </table:table-cell>
              <table:table-cell office:value-type="float" office:value="0.410242856480039">
                <text:p>0.4102428564800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666666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72cm" svg:y="0.316cm" chart:style-name="ch2">
          <text:p>Temps moyen d'une iteration</text:p>
        </chart:title>
        <chart:legend chart:legend-position="end" svg:x="13.439cm" svg:y="3.454cm" style:legend-expansion="high" chart:style-name="ch3"/>
        <chart:plot-area chart:style-name="ch4" table:cell-range-address="startup.A2:startup.A11 startup.E1:startup.H11" chart:data-source-has-labels="row" svg:x="1.331cm" svg:y="1.275cm" svg:width="11.788cm" svg:height="6.564cm">
          <chartooo:coordinate-region svg:x="1.952cm" svg:y="1.474cm" svg:width="10.887cm" svg:height="5.718cm"/>
          <chart:axis chart:dimension="x" chart:name="primary-x" chart:style-name="ch5">
            <chart:title svg:x="5.461cm" svg:y="8.019cm" chart:style-name="ch6">
              <text:p>nombre de processeurs</text:p>
            </chart:title>
            <chart:grid chart:class="major"/>
            <chart:grid chart:style-name="ch7" chart:class="minor"/>
          </chart:axis>
          <chart:axis chart:dimension="y" chart:name="primary-y" chart:style-name="ch8">
            <chart:title svg:x="0.451cm" svg:y="6.109cm" chart:style-name="ch9">
              <text:p>temps d'une iteration</text:p>
            </chart:title>
            <chart:grid chart:style-name="ch7" chart:class="major"/>
          </chart:axis>
          <chart:series chart:style-name="ch10" chart:values-cell-range-address="startup.E2:startup.E11" chart:label-cell-address="startup.E1:startup.E1" chart:class="chart:scatter">
            <chart:domain table:cell-range-address="startup.A2:startup.A11"/>
            <chart:data-point chart:repeated="10"/>
          </chart:series>
          <chart:series chart:style-name="ch11" chart:values-cell-range-address="startup.F2:startup.F11" chart:label-cell-address="startup.F1:startup.F1" chart:class="chart:scatter">
            <chart:data-point chart:repeated="10"/>
          </chart:series>
          <chart:series chart:style-name="ch12" chart:values-cell-range-address="startup.G2:startup.G11" chart:label-cell-address="startup.G1:startup.G1" chart:class="chart:scatter">
            <chart:data-point chart:repeated="10"/>
          </chart:series>
          <chart:series chart:style-name="ch13" chart:values-cell-range-address="startup.H2:startup.H11" chart:label-cell-address="startup.H1:startup.H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small</text:p>
                <draw:g>
                  <svg:desc>startup.E1:startup.E1</svg:desc>
                </draw:g>
              </table:table-cell>
              <table:table-cell office:value-type="string">
                <text:p>medium</text:p>
                <draw:g>
                  <svg:desc>startup.F1:startup.F1</svg:desc>
                </draw:g>
              </table:table-cell>
              <table:table-cell office:value-type="string">
                <text:p>large</text:p>
                <draw:g>
                  <svg:desc>startup.G1:startup.G1</svg:desc>
                </draw:g>
              </table:table-cell>
              <table:table-cell office:value-type="string">
                <text:p>xlarge</text:p>
                <draw:g>
                  <svg:desc>startup.H1:startup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rtup.A2:startup.A11</svg:desc>
                </draw:g>
              </table:table-cell>
              <table:table-cell office:value-type="float" office:value="0.64">
                <text:p>0.64</text:p>
                <draw:g>
                  <svg:desc>startup.E2:startup.E11</svg:desc>
                </draw:g>
              </table:table-cell>
              <table:table-cell office:value-type="float" office:value="2.348">
                <text:p>2.348</text:p>
                <draw:g>
                  <svg:desc>startup.F2:startup.F11</svg:desc>
                </draw:g>
              </table:table-cell>
              <table:table-cell office:value-type="float" office:value="NaN">
                <text:p>NaN</text:p>
                <draw:g>
                  <svg:desc>startup.G2:startup.G11</svg:desc>
                </draw:g>
              </table:table-cell>
              <table:table-cell office:value-type="float" office:value="NaN">
                <text:p>NaN</text:p>
                <draw:g>
                  <svg:desc>startup.H2:startup.H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17">
                <text:p>0.617</text:p>
              </table:table-cell>
              <table:table-cell office:value-type="float" office:value="2.235">
                <text:p>2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">
                <text:p>0.597</text:p>
              </table:table-cell>
              <table:table-cell office:value-type="float" office:value="2.198">
                <text:p>2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2.22">
                <text:p>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72">
                <text:p>0.972</text:p>
              </table:table-cell>
              <table:table-cell office:value-type="float" office:value="2.767">
                <text:p>2.767</text:p>
              </table:table-cell>
              <table:table-cell office:value-type="float" office:value="9.792">
                <text:p>9.792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.899">
                <text:p>1.899</text:p>
              </table:table-cell>
              <table:table-cell office:value-type="float" office:value="5.212">
                <text:p>5.212</text:p>
              </table:table-cell>
              <table:table-cell office:value-type="float" office:value="17.618">
                <text:p>17.618</text:p>
              </table:table-cell>
              <table:table-cell office:value-type="float" office:value="67.897">
                <text:p>67.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651">
                <text:p>1.651</text:p>
              </table:table-cell>
              <table:table-cell office:value-type="float" office:value="3.531">
                <text:p>3.531</text:p>
              </table:table-cell>
              <table:table-cell office:value-type="float" office:value="11.461">
                <text:p>11.461</text:p>
              </table:table-cell>
              <table:table-cell office:value-type="float" office:value="42.404">
                <text:p>42.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1.858">
                <text:p>1.858</text:p>
              </table:table-cell>
              <table:table-cell office:value-type="float" office:value="3.648">
                <text:p>3.648</text:p>
              </table:table-cell>
              <table:table-cell office:value-type="float" office:value="11.504">
                <text:p>11.504</text:p>
              </table:table-cell>
              <table:table-cell office:value-type="float" office:value="42.971">
                <text:p>42.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2.396">
                <text:p>2.396</text:p>
              </table:table-cell>
              <table:table-cell office:value-type="float" office:value="3.515">
                <text:p>3.515</text:p>
              </table:table-cell>
              <table:table-cell office:value-type="float" office:value="11.591">
                <text:p>11.591</text:p>
              </table:table-cell>
              <table:table-cell office:value-type="float" office:value="43.095">
                <text:p>43.0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1.681">
                <text:p>1.681</text:p>
              </table:table-cell>
              <table:table-cell office:value-type="float" office:value="3.582">
                <text:p>3.582</text:p>
              </table:table-cell>
              <table:table-cell office:value-type="float" office:value="11.645">
                <text:p>11.645</text:p>
              </table:table-cell>
              <table:table-cell office:value-type="float" office:value="43.451">
                <text:p>43.4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